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(stopa1/12)" office:value-type="float" office:value="66.6666666666667" calcext:value-type="float">
            <text:p><text:s/>66,67 zł </text:p>
          </table:table-cell>
          <table:table-cell table:style-name="ce20" table:formula="of:=[.D7]+[.C8]+[.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(stopa1/12)" office:value-type="float" office:value="61.3118825054164" calcext:value-type="float">
            <text:p><text:s/>61,31 zł </text:p>
          </table:table-cell>
          <table:table-cell table:style-name="ce20" table:formula="of:=[.D8]+[.C9]+[.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(stopa1/12)" office:value-type="float" office:value="55.9213997830911" calcext:value-type="float">
            <text:p><text:s/>55,92 zł </text:p>
          </table:table-cell>
          <table:table-cell table:style-name="ce20" table:formula="of:=[.D9]+[.C10]+[.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(stopa1/12)" office:value-type="float" office:value="50.4949805092836" calcext:value-type="float">
            <text:p><text:s/>50,49 zł </text:p>
          </table:table-cell>
          <table:table-cell table:style-name="ce20" table:formula="of:=[.D10]+[.C11]+[.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(stopa1/12)" office:value-type="float" office:value="45.0323851069841" calcext:value-type="float">
            <text:p><text:s/>45,03 zł </text:p>
          </table:table-cell>
          <table:table-cell table:style-name="ce20" table:formula="of:=[.D11]+[.C12]+[.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(stopa1/12)" office:value-type="float" office:value="39.5333724020026" calcext:value-type="float">
            <text:p><text:s/>39,53 zł </text:p>
          </table:table-cell>
          <table:table-cell table:style-name="ce20" table:formula="of:=[.D12]+[.C13]+[.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(stopa1/12)" office:value-type="float" office:value="33.9976996123212" calcext:value-type="float">
            <text:p><text:s/>34,00 zł </text:p>
          </table:table-cell>
          <table:table-cell table:style-name="ce20" table:formula="of:=[.D13]+[.C14]+[.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(stopa1/12)" office:value-type="float" office:value="28.4251223373753" calcext:value-type="float">
            <text:p><text:s/>28,43 zł </text:p>
          </table:table-cell>
          <table:table-cell table:style-name="ce20" table:formula="of:=[.D14]+[.C15]+[.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(stopa1/12)" office:value-type="float" office:value="22.815394547263" calcext:value-type="float">
            <text:p><text:s/>22,82 zł </text:p>
          </table:table-cell>
          <table:table-cell table:style-name="ce20" table:formula="of:=[.D15]+[.C16]+[.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(stopa1/12)" office:value-type="float" office:value="17.1682685718834" calcext:value-type="float">
            <text:p><text:s/>17,17 zł </text:p>
          </table:table-cell>
          <table:table-cell table:style-name="ce20" table:formula="of:=[.D16]+[.C17]+[.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(stopa1/12)" office:value-type="float" office:value="11.4834950900012" calcext:value-type="float">
            <text:p><text:s/>11,48 zł </text:p>
          </table:table-cell>
          <table:table-cell table:style-name="ce20" table:formula="of:=[.D17]+[.C18]+[.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(stopa1/12)" office:value-type="float" office:value="5.76082311823982" calcext:value-type="float">
            <text:p><text:s/>5,76 zł </text:p>
          </table:table-cell>
          <table:table-cell table:style-name="ce20" table:formula="of:=[.D18]+[.C19]+[.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SUM([.D2]+([.D2]*[.A$2]*10/365))" office:value-type="float" office:value="3005.34246575342" calcext:value-type="float">
            <text:p><text:s/>3 005,34 zł </text:p>
          </table:table-cell>
          <table:table-cell table:style-name="ce65" table:formula="of:=SUM([.D3]-[.D2])" office:value-type="float" office:value="5.34246575342468" calcext:value-type="float">
            <text:p><text:s/>5,34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SUM([.D3]+([.D3]*[.A$2]*10/365))" office:value-type="float" office:value="3010.69444548696" calcext:value-type="float">
            <text:p><text:s/>3 010,69 zł </text:p>
          </table:table-cell>
          <table:table-cell table:style-name="ce65" table:formula="of:=SUM([.D4]-[.D3])" office:value-type="float" office:value="5.35197973353343" calcext:value-type="float">
            <text:p><text:s/>5,35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SUM([.D4]+([.D4]*[.A$2]*10/365))" office:value-type="float" office:value="3016.0559561433" calcext:value-type="float">
            <text:p><text:s/>3 016,06 zł </text:p>
          </table:table-cell>
          <table:table-cell table:style-name="ce65" table:formula="of:=SUM([.D5]-[.D4])" office:value-type="float" office:value="5.36151065634658" calcext:value-type="float">
            <text:p><text:s/>5,36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SUM([.D5]+([.D5]*[.A$2]*10/365))" office:value-type="float" office:value="3021.42701469534" calcext:value-type="float">
            <text:p><text:s/>3 021,43 zł </text:p>
          </table:table-cell>
          <table:table-cell table:style-name="ce65" table:formula="of:=SUM([.D6]-[.D5])" office:value-type="float" office:value="5.37105855203617" calcext:value-type="float">
            <text:p><text:s/>5,37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SUM([.D6]+([.D6]*[.A$2]*10/365))" office:value-type="float" office:value="3026.80763814617" calcext:value-type="float">
            <text:p><text:s/>3 026,81 zł </text:p>
          </table:table-cell>
          <table:table-cell table:style-name="ce65" table:formula="of:=SUM([.D7]-[.D6])" office:value-type="float" office:value="5.38062345082744" calcext:value-type="float">
            <text:p><text:s/>5,38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SUM([.D7]+([.D7]*[.A$2]*10/365))" office:value-type="float" office:value="3032.19784352917" calcext:value-type="float">
            <text:p><text:s/>3 032,20 zł </text:p>
          </table:table-cell>
          <table:table-cell table:style-name="ce65" table:formula="of:=SUM([.D8]-[.D7])" office:value-type="float" office:value="5.39020538300019" calcext:value-type="float">
            <text:p><text:s/>5,39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SUM([.D8]+([.D8]*[.A$2]*10/365))" office:value-type="float" office:value="3037.59764790806" calcext:value-type="float">
            <text:p><text:s/>3 037,60 zł </text:p>
          </table:table-cell>
          <table:table-cell table:style-name="ce65" table:formula="of:=SUM([.D9]-[.D8])" office:value-type="float" office:value="5.39980437888744" calcext:value-type="float">
            <text:p><text:s/>5,40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SUM([.D9]+([.D9]*[.A$2]*10/365))" office:value-type="float" office:value="3043.00706837693" calcext:value-type="float">
            <text:p><text:s/>3 043,01 zł </text:p>
          </table:table-cell>
          <table:table-cell table:style-name="ce65" table:formula="of:=SUM([.D10]-[.D9])" office:value-type="float" office:value="5.40942046887722" calcext:value-type="float">
            <text:p><text:s/>5,41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SUM([.D10]+([.D10]*[.A$2]*10/365))" office:value-type="float" office:value="3048.42612206034" calcext:value-type="float">
            <text:p><text:s/>3 048,43 zł </text:p>
          </table:table-cell>
          <table:table-cell table:style-name="ce65" table:formula="of:=SUM([.D11]-[.D10])" office:value-type="float" office:value="5.41905368341077" calcext:value-type="float">
            <text:p><text:s/>5,42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SUM([.D11]+([.D11]*[.A$2]*10/365))" office:value-type="float" office:value="3053.85482611333" calcext:value-type="float">
            <text:p><text:s/>3 053,85 zł </text:p>
          </table:table-cell>
          <table:table-cell table:style-name="ce65" table:formula="of:=SUM([.D12]-[.D11])" office:value-type="float" office:value="5.42870405298436" calcext:value-type="float">
            <text:p><text:s/>5,43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SUM([.D12]+([.D12]*[.A$2]*10/365))" office:value-type="float" office:value="3059.29319772148" calcext:value-type="float">
            <text:p><text:s/>3 059,29 zł </text:p>
          </table:table-cell>
          <table:table-cell table:style-name="ce65" table:formula="of:=SUM([.D13]-[.D12])" office:value-type="float" office:value="5.43837160814701" calcext:value-type="float">
            <text:p><text:s/>5,44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SUM([.D13]+([.D13]*[.A$2]*10/365))" office:value-type="float" office:value="3064.74125410098" calcext:value-type="float">
            <text:p><text:s/>3 064,74 zł </text:p>
          </table:table-cell>
          <table:table-cell table:style-name="ce65" table:formula="of:=SUM([.D14]-[.D13])" office:value-type="float" office:value="5.44805637950412" calcext:value-type="float">
            <text:p><text:s/>5,45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SUM([.D14]+([.D14]*[.A$2]*10/365))" office:value-type="float" office:value="3070.19901249869" calcext:value-type="float">
            <text:p><text:s/>3 070,20 zł </text:p>
          </table:table-cell>
          <table:table-cell table:style-name="ce65" table:formula="of:=SUM([.D15]-[.D14])" office:value-type="float" office:value="5.45775839771386" calcext:value-type="float">
            <text:p><text:s/>5,46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SUM([.D15]+([.D15]*[.A$2]*10/365))" office:value-type="float" office:value="3075.66649019218" calcext:value-type="float">
            <text:p><text:s/>3 075,67 zł </text:p>
          </table:table-cell>
          <table:table-cell table:style-name="ce65" table:formula="of:=SUM([.D16]-[.D15])" office:value-type="float" office:value="5.46747769349076" calcext:value-type="float">
            <text:p><text:s/>5,47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" table:base-cell-address="$PMT.$D$2" table:cell-range-address="$PMT.$D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49:57.1353652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42.493764724</dc:date>
    <meta:editing-cycles>14</meta:editing-cycles>
    <meta:editing-duration>P11DT13H54M57S</meta:editing-duration>
    <meta:generator>LibreOffice/6.0.2.1$Linux_X86_64 LibreOffice_project/00m0$Build-1</meta:generator>
    <meta:document-statistic meta:table-count="4" meta:cell-count="156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